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mbria" svg:font-family="Cambria"/>
  </office:font-face-decls>
  <office:automatic-styles>
    <style:style style:name="P1" style:family="paragraph" style:parent-style-name="Standard">
      <style:text-properties style:font-name="Cambri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://www.buzzfeed.com/kelleylcarter/bill-cosby-and-the-safe-black</text:p>
      <text:p text:style-name="P1">http://www.buzzfeed.com/kelleylcarter/adult-swims-black-dynamite-swipes-at-bill-cosby</text:p>
      <text:p text:style-name="P1">http://www.buzzfeed.com/kelleylcarter/6-reasons-why-nate-parker-should-be-hollywoods-next-leading</text:p>
      <text:p text:style-name="P1">http://www.buzzfeed.com/kelleylcarter/the-real-housewives-of-atlanta-cast-serves-the-best-shade</text:p>
      <text:p text:style-name="P1">http://www.buzzfeed.com/kelleylcarter/the-young-black-romance-movie-everyone-said-no-to-finally-se</text:p>
      <text:p text:style-name="P1">http://www.buzzfeed.com/kelleylcarter/big-hero-6-is-disneys-most-diverse-movie-yet</text:p>
      <text:p text:style-name="P1">http://www.buzzfeed.com/kelleylcarter/how-black-ish-reflects-my-own-experience-as-a-black-person-i</text:p>
      <text:p text:style-name="P1">http://www.buzzfeed.com/kelleylcarter/the-queen-of-ratchet-tv-gets-candid</text:p>
      <text:p text:style-name="P1">http://www.buzzfeed.com/kelleylcarter/hollywoods-troubling-paint-down-practices</text:p>
      <text:p text:style-name="P1">http://www.buzzfeed.com/kelleylcarter/the-wig-came-off-on-how-to-get-away-with-murder</text:p>
      <text:p text:style-name="P1">http://www.buzzfeed.com/kelleylcarter/things-revealed-at-the-wire-reunion-paleyfest-new-york</text:p>
      <text:p text:style-name="P1">http://www.buzzfeed.com/kelleylcarter/i-wanna-be-down</text:p>
      <text:p text:style-name="P1">http://www.buzzfeed.com/kelleylcarter/5-things-you-need-to-know-about-the-star-of-lebron-james-new</text:p>
      <text:p text:style-name="P1">http://www.buzzfeed.com/kelleylcarter/7-times-addicted-will-make-you-sweat-from-all-the-sex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19</meta:generator>
  </office:meta>
</office:document-meta>
</file>